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449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82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table:style-name="ce1" office:value-type="string">
            <text:p>in Fedora</text:p>
          </table:table-cell>
          <table:table-cell>
            <office:annotation draw:style-name="gr1" draw:text-style-name="P1" svg:width="1.1413in" svg:height="0.3902in" svg:x="7.239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3.5402in" svg:height="0.2346in" svg:x="9.0929in" svg:y="0.9217in" draw:caption-point-x="-0.2402in" draw:caption-point-y="0.5945in">
              <dc:date>2013-07-02T00:00:00</dc:date>
              <text:p text:style-name="P1">All functionalities changed, change tutorials.</text:p>
            </office:annotation>
            <text:p>AF</text:p>
          </table:table-cell>
          <table:table-cell table:style-name="ce1" office:value-type="string">
            <text:p>check ellipse</text:p>
          </table:table-cell>
        </table:table-row>
        <table:table-row table:style-name="ro1">
          <table:table-cell table:number-columns-repeated="3"/>
          <table:table-cell table:style-name="ce2"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table:style-name="ce1"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table:style-name="ce1"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Metrics</text:p>
          </table:table-cell>
          <table:table-cell>
            <office:annotation draw:style-name="gr1" draw:text-style-name="P1" svg:width="1.1413in" svg:height="0.7012in" svg:x="7.8283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table:style-name="ce1"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office:display="true" draw:style-name="gr2" draw:text-style-name="P1" svg:width="1.9539in" svg:height="1.0122in" svg:x="10.3287in" svg:y="2.3559in" draw:caption-point-x="-1.476in" draw:caption-point-y="1.5209in">
              <dc:date>2013-06-10T00:00:00</dc:date>
              <text:p text:style-name="P2"><text:span text:style-name="T1">Bilateral filtering links</text:span></text:p>
              <text:p text:style-name="P2"><text:span text:style-name="T1">BF argument details</text:span></text:p>
              <text:p text:style-name="P2"><text:span text:style-name="T1">BF example</text:span></text:p>
              <text:p text:style-name="P2"><text:span text:style-name="T1"/></text:p>
              <text:p text:style-name="P2"><text:span text:style-name="T1">GF noise image</text:span></text:p>
              <text:p text:style-name="P2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3697in" svg:height="0.3902in" svg:x="10.2846in" svg:y="3.4933in" draw:caption-point-x="-1.4319in" draw:caption-point-y="0.5516in">
              <dc:date>2013-06-17T00:00:00</dc:date>
              <text:p text:style-name="P2"><text:span text:style-name="T1">Sharpening</text:span></text:p>
              <text:p text:style-name="P2"><text:span text:style-name="T1">Gradient mag and direction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8843in" svg:height="0.2346in" svg:x="10.1531in" svg:y="3.9437in" draw:caption-point-x="-1.3004in" draw:caption-point-y="0.9413in">
              <dc:date>2013-06-28T00:00:00</dc:date>
              <text:p text:style-name="P2"><text:span text:style-name="T1">Connected components labelling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>
            <text:p>IMAGE TRANSFORMS</text:p>
          </table:table-cell>
          <table:table-cell office:value-type="string">
            <text:p>dft</text:p>
          </table:table-cell>
          <table:table-cell office:value-type="string">
            <text:p>T</text:p>
          </table:table-cell>
          <table:table-cell>
            <office:annotation office:display="true" draw:style-name="gr1" draw:text-style-name="P1" svg:width="1.9654in" svg:height="0.2346in" svg:x="10.3606in" svg:y="4.3512in" draw:caption-point-x="-1.5079in" draw:caption-point-y="1.2059in">
              <dc:date>2013-07-01T00:00:00</dc:date>
              <text:p text:style-name="P2"><text:span text:style-name="T1">Mag and phase plot</text:span></text:p>
            </office:annotation>
          </table:table-cell>
          <table:table-cell/>
        </table:table-row>
        <table:table-row table:style-name="ro2">
          <table:table-cell table:number-columns-repeated="4"/>
          <table:table-cell table:style-name="ce1"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ATURE 2D</text:p>
          </table:table-cell>
          <table:table-cell office:value-type="string">
            <text:p>Basic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arri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Shi tomasi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>
            <text:p>eigvals and eigvec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SIFT</text:p>
          </table:table-cell>
          <table:table-cell table:number-columns-repeated="2"/>
          <table:table-cell office:value-type="string">
            <office:annotation office:display="true" draw:style-name="gr1" draw:text-style-name="P1" svg:width="2.1071in" svg:height="0.2346in" svg:x="10.3398in" svg:y="5.3433in" draw:caption-point-x="-1.487in" draw:caption-point-y="2.1028in">
              <dc:date>2013-07-01T00:00:00</dc:date>
              <text:p text:style-name="P2"><text:span text:style-name="T1">Add kNN matching</text:span></text:p>
            </office:annotation>
            <text:p>improve the article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>
            <text:p>SURF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ORB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FAS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3" table:number-rows-repeated="3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L</text:p>
          </table:table-cell>
          <table:table-cell office:value-type="string">
            <text:p>kNN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OC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K-Means</text:p>
          </table:table-cell>
          <table:table-cell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examp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VM</text:p>
          </table:table-cell>
          <table:table-cell table:style-name="ce1" office:value-type="string">
            <text:p>theor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>
            <text:p>examp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1:40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5:01:25</dc:date>
    <dc:creator>abidrahmank </dc:creator>
    <meta:generator>LibreOffice/3.6$Linux_X86_64 LibreOffice_project/360m1$Build-2</meta:generator>
    <meta:editing-duration>PT21H35M26S</meta:editing-duration>
    <meta:editing-cycles>39</meta:editing-cycles>
    <meta:document-statistic meta:table-count="1" meta:cell-count="104" meta:object-count="0"/>
  </office:meta>
</office:document-meta>
</file>